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105.85mm"/>
    </style:style>
    <style:style style:name="co7" style:family="table-column">
      <style:table-column-properties fo:break-before="auto" style:column-width="264.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2.55mm"/>
    </style:style>
    <style:style style:name="co10" style:family="table-column">
      <style:table-column-properties fo:break-before="auto" style:column-width="95.3mm"/>
    </style:style>
    <style:style style:name="co11" style:family="table-column">
      <style:table-column-properties fo:break-before="auto" style:column-width="87.82mm"/>
    </style:style>
    <style:style style:name="co12" style:family="table-column">
      <style:table-column-properties fo:break-before="auto" style:column-width="337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56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7" style:family="table-cell" style:parent-style-name="Default" style:data-style-name="N1">
      <style:table-cell-properties style:vertical-align="top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9" style:family="table-cell" style:parent-style-name="Default" style:data-style-name="N110">
      <style:table-cell-properties fo:wrap-option="wrap" style:vertical-align="top"/>
    </style:style>
    <style:style style:name="ce1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WI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number-columns-repeated="1017" table:default-cell-style-name="ce3"/>
        <table:table-row table:style-name="ro1"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4" office:value-type="string" calcext:value-type="string">
            <text:p>notes</text:p>
          </table:table-cell>
          <table:table-cell office:value-type="string" calcext:value-type="string">
            <text:p>link(s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extrapolated (linked ESYS source has <text:s/>260 EUR/kWel)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1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2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3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4</text:p>
          </table:table-cell>
          <table:table-cell office:value-type="string" calcext:value-type="string">
            <text:p>http://hdl.handle.net/10419/80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5</text:p>
          </table:table-cell>
          <table:table-cell office:value-type="string" calcext:value-type="string">
            <text:p>http://hdl.handle.net/10419/80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6</text:p>
          </table:table-cell>
          <table:table-cell office:value-type="string" calcext:value-type="string">
            <text:p>http://hdl.handle.net/10419/80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7</text:p>
          </table:table-cell>
          <table:table-cell office:value-type="string" calcext:value-type="string">
            <text:p>http://hdl.handle.net/10419/80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8</text:p>
          </table:table-cell>
          <table:table-cell office:value-type="string" calcext:value-type="string">
            <text:p>http://hdl.handle.net/10419/80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9</text:p>
          </table:table-cell>
          <table:table-cell office:value-type="string" calcext:value-type="string">
            <text:p>http://hdl.handle.net/10419/80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0</text:p>
          </table:table-cell>
          <table:table-cell office:value-type="string" calcext:value-type="string">
            <text:p>http://hdl.handle.net/10419/80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1</text:p>
          </table:table-cell>
          <table:table-cell office:value-type="string" calcext:value-type="string">
            <text:p>http://hdl.handle.net/10419/80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2</text:p>
          </table:table-cell>
          <table:table-cell office:value-type="string" calcext:value-type="string">
            <text:p>http://hdl.handle.net/10419/803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<text:a xlink:href="http://www.18for0.ie/" xlink:type="simple">www.18for0.ie</text:a>)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1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2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525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97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64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notional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table:formula="of:=[.F98]" office:value-type="string" office:string-value="Tank-to-wheel: notional estimate across surface ICE transport vehicles and fuels" calcext:value-type="string">
            <text:p>Tank-to-wheel: notional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table:formula="of:=[.F99]" office:value-type="string" office:string-value="Tank-to-wheel: notional estimate across surface ICE transport vehicles and fuels" calcext:value-type="string">
            <text:p>Tank-to-wheel: notional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notional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formula="of:=[.F101]" office:value-type="string" office:string-value="Tank-to-wheel: notional estimate across full BEV surface transport vehicles" calcext:value-type="string">
            <text:p>Tank-to-wheel: notional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formula="of:=[.F102]" office:value-type="string" office:string-value="Tank-to-wheel: notional estimate across full BEV surface transport vehicles" calcext:value-type="string">
            <text:p>Tank-to-wheel: notional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27595+5000)/((30000*0.206)/(365*24))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. €27,595, plus €5,000 grant aid (minus €0 VRT). Average power of (say) (30,000 km/yr * 0.206 kWh/km)/(365*24).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05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table:formula="of:=[.D107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table:formula="of:=[.F107]" office:value-type="string" office:string-value="Notional estimate. Vehicle lifetime likely ~20 years, but battery perhaps only 10 years (Nissan warranty 8 years)" calcext:value-type="string">
            <text:p>Notional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table:formula="of:=[.D108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table:formula="of:=[.F108]" office:value-type="string" office:string-value="Notional estimate. Vehicle lifetime likely ~20 years, but battery perhaps only 10 years (Nissan warranty 8 years)" calcext:value-type="string">
            <text:p>Notional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table:formula="of:=[.D110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table:formula="of:=[.F110]" office:value-type="string" office:string-value="Notional estimate. Private car loan financing probably much higher; but we want “society-wide” transformation rate, which could, conceivably, exploit sovereign bond rates?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table:formula="of:=[.D111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table:formula="of:=[.F111]" office:value-type="string" office:string-value="Notional estimate. Private car loan financing probably much higher; but we want “society-wide” transformation rate, which could, conceivably, exploit sovereign bond rates?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table:formula="of:=[.D101]*0.9" office:value-type="float" office:value="0.72" calcext:value-type="float">
            <text:p>0.72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notional estimate across full FCEV surface transport vehicles. Linked source suggests that FCEV was noticeably lower than BEV in 2010 but should be roughly comparable by 2020? Set as BEV*0.9.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formula="of:=[.D102]*0.9" office:value-type="float" office:value="0.72" calcext:value-type="float">
            <text:p>0.72</text:p>
          </table:table-cell>
          <table:table-cell office:value-type="string" calcext:value-type="string">
            <text:p>per unit</text:p>
          </table:table-cell>
          <table:table-cell table:formula="of:=[.F113]" office:value-type="string" office:string-value="Tank-to-wheel: notional estimate across full FCEV surface transport vehicles. Linked source suggests that FCEV was noticeably lower than BEV in 2010 but should be roughly comparable by 2020? Set as BEV*0.9." calcext:value-type="string">
            <text:p>Tank-to-wheel: notional estimate across full FCEV surface transport vehicles. Linked source suggests that FCEV was noticeably lower than BEV in 2010 but should be roughly comparable by 2020? Set as BEV*0.9.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03]*0.9" office:value-type="float" office:value="0.72" calcext:value-type="float">
            <text:p>0.72</text:p>
          </table:table-cell>
          <table:table-cell office:value-type="string" calcext:value-type="string">
            <text:p>per unit</text:p>
          </table:table-cell>
          <table:table-cell table:formula="of:=[.F114]" office:value-type="string" office:string-value="Tank-to-wheel: notional estimate across full FCEV surface transport vehicles. Linked source suggests that FCEV was noticeably lower than BEV in 2010 but should be roughly comparable by 2020? Set as BEV*0.9." calcext:value-type="string">
            <text:p>Tank-to-wheel: notional estimate across full FCEV surface transport vehicles. Linked source suggests that FCEV was noticeably lower than BEV in 2010 but should be roughly comparable by 2020? Set as BEV*0.9.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 estimate: assume similar to BEV.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16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table:formula="of:=[.F116]" office:value-type="string" office:string-value="Notional estimate: assume similar to BEV." calcext:value-type="string">
            <text:p>Notional estimate: assume similar to BEV.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17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table:formula="of:=[.F117]" office:value-type="string" office:string-value="Notional estimate: assume similar to BEV." calcext:value-type="string">
            <text:p>Notional estimate: assume similar to BEV.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 estimate. Vehicle lifetime likely ~20 years, but FC perhaps only 10 yea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table:formula="of:=[.F119]" office:value-type="string" office:string-value="Notional estimate. Vehicle lifetime likely ~20 years, but FC perhaps only 10 years." calcext:value-type="string">
            <text:p>Notional estimate. Vehicle lifetime likely ~20 years, but FC perhaps only 10 yea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table:formula="of:=[.F120]" office:value-type="string" office:string-value="Notional estimate. Vehicle lifetime likely ~20 years, but FC perhaps only 10 years." calcext:value-type="string">
            <text:p>Notional estimate. Vehicle lifetime likely ~20 years, but FC perhaps only 10 year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table:formula="of:=[.F122]" office:value-type="string" office:string-value="Notional estimate. Private car loan financing probably much higher; but we want “society-wide” transformation rate, which could, conceivably, exploit sovereign bond rates?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table:formula="of:=[.F123]" office:value-type="string" office:string-value="Notional estimate. Private car loan financing probably much higher; but we want “society-wide” transformation rate, which could, conceivably, exploit sovereign bond rates?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[$'Aircraft capital cost'.A12]" office:value-type="float" office:value="7292" calcext:value-type="float">
            <text:p>7292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Notional estimate: A330-300 @ c. 50% airborne hours </text:p>
          </table:table-cell>
          <table:table-cell table:style-name="ce3" office:value-type="string" calcext:value-type="string">
            <text:p>See separate sheet “Aircraft capital cos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25]" office:value-type="float" office:value="7292" calcext:value-type="float">
            <text:p>7292</text:p>
          </table:table-cell>
          <table:table-cell table:formula="of:=[.E125]" office:value-type="string" office:string-value="USD/kW" calcext:value-type="string">
            <text:p>USD/kW</text:p>
          </table:table-cell>
          <table:table-cell table:style-name="ce3" table:formula="of:=[.F125]" office:value-type="string" office:string-value="Notional estimate: A330-300 @ c. 50% airborne hours " calcext:value-type="string">
            <text:p>Notional estimate: A330-300 @ c. 50% airborne hours </text:p>
          </table:table-cell>
          <table:table-cell table:style-name="ce3" table:formula="of:=[.G125]" office:value-type="string" office:string-value="See separate sheet “Aircraft capital cost”" calcext:value-type="string">
            <text:p>See separate sheet “Aircraft capital cos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26]" office:value-type="float" office:value="7292" calcext:value-type="float">
            <text:p>7292</text:p>
          </table:table-cell>
          <table:table-cell table:formula="of:=[.E126]" office:value-type="string" office:string-value="USD/kW" calcext:value-type="string">
            <text:p>USD/kW</text:p>
          </table:table-cell>
          <table:table-cell table:style-name="ce3" table:formula="of:=[.F126]" office:value-type="string" office:string-value="Notional estimate: A330-300 @ c. 50% airborne hours " calcext:value-type="string">
            <text:p>Notional estimate: A330-300 @ c. 50% airborne hours </text:p>
          </table:table-cell>
          <table:table-cell table:style-name="ce3" table:formula="of:=[.G126]" office:value-type="string" office:string-value="See separate sheet “Aircraft capital cost”" calcext:value-type="string">
            <text:p>See separate sheet “Aircraft capital cos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 (“tank-to-kinetic”): assume similar to OCGT</text:p>
          </table:table-cell>
          <table:table-cell table:style-name="ce3" table:formula="of:=[.G127]" office:value-type="string" office:string-value="See separate sheet “Aircraft capital cost”" calcext:value-type="string">
            <text:p>See separate sheet “Aircraft capital cos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 (“tank-to-kinetic”): assume similar to OCG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 (“tank-to-kinetic”): assume similar to OCG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10000/10)/2.5"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Notional estimate: ~€10k for ~10kW output at SPF ~2.5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31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 estimate: ~€10k for ~10kW output at SPF ~2.6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32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 estimate: ~€10k for ~10kW output at SPF ~2.7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, generic condensing boiler (via Wikipedia)</text:p>
          </table:table-cell>
          <table:table-cell table:style-name="ce3" office:value-type="string" calcext:value-type="string">
            <text:p>https://en.wikipedia.org/wiki/Condensing_bo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style-name="Default" table:formula="of:=[.D134]"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formula="of:=[.F134]" office:value-type="string" office:string-value="Notional estimate, generic condensing boiler (via Wikipedia)" calcext:value-type="string">
            <text:p>Notional estimate, generic condensing boiler (via Wikipedia)</text:p>
          </table:table-cell>
          <table:table-cell table:style-name="ce3" office:value-type="string" calcext:value-type="string">
            <text:p>https://en.wikipedia.org/wiki/Condensing_bo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35]"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formula="of:=[.F135]" office:value-type="string" office:string-value="Notional estimate, generic condensing boiler (via Wikipedia)" calcext:value-type="string">
            <text:p>Notional estimate, generic condensing boiler (via Wikipedia)</text:p>
          </table:table-cell>
          <table:table-cell table:style-name="ce3" office:value-type="string" calcext:value-type="string">
            <text:p>https://en.wikipedia.org/wiki/Condensing_bo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2370/18)/[.D134]" office:value-type="float" office:value="146.296296296296" calcext:value-type="float">
            <text:p>146.296296296296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Illustrative quote, domestic, installed: ~€2370 for ~18kW output</text:p>
          </table:table-cell>
          <table:table-cell table:style-name="ce3" office:value-type="string" calcext:value-type="string">
            <text:p>https://www.gasworks.ie/gas-boiler-replacement-cos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(2370/18)/[.D135]" office:value-type="float" office:value="146.296296296296" calcext:value-type="float">
            <text:p>146.296296296296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Illustrative quote, domestic, installed: ~€2370 for ~18kW output</text:p>
          </table:table-cell>
          <table:table-cell table:style-name="ce3" office:value-type="string" calcext:value-type="string">
            <text:p>https://www.gasworks.ie/gas-boiler-replacement-cos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(2370/18)/[.D136]" office:value-type="float" office:value="146.296296296296" calcext:value-type="float">
            <text:p>146.296296296296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Illustrative quote, domestic, installed: ~€2370 for ~18kW output</text:p>
          </table:table-cell>
          <table:table-cell table:style-name="ce3" office:value-type="string" calcext:value-type="string">
            <text:p>https://www.gasworks.ie/gas-boiler-replacement-cost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style-name="ce7" table:formula="of:=[$'DAC capital cost'.A7]" office:value-type="float" office:value="6110.1" calcext:value-type="float">
            <text:p>611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Broem et al 2015, Figure 3. <text:s/>~US$1.5T for a 1 MtCO2/yr (at 100% capacity factor). Combine with efficiency to get US$/kW</text:p>
          </table:table-cell>
          <table:table-cell office:value-type="string" calcext:value-type="string">
            <text:p>https://papers.ssrn.com/sol3/papers.cfm?abstract_id=26657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style-name="ce7" table:formula="of:=[.D140]" office:value-type="float" office:value="6110.1" calcext:value-type="float">
            <text:p>611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Broem et al 2015, Figure 3. <text:s/>~US$1.5T for a 1 MtCO2/yr (at 100% capacity factor). Combine with efficiency to get US$/kW</text:p>
          </table:table-cell>
          <table:table-cell office:value-type="string" calcext:value-type="string">
            <text:p>https://papers.ssrn.com/sol3/papers.cfm?abstract_id=26657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style-name="ce7" table:formula="of:=[.D141]" office:value-type="float" office:value="6110.1" calcext:value-type="float">
            <text:p>611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Broem et al 2015, Figure 3. <text:s/>~US$1.5T for a 1 MtCO2/yr (at 100% capacity factor). Combine with efficiency to get US$/kW</text:p>
          </table:table-cell>
          <table:table-cell office:value-type="string" calcext:value-type="string">
            <text:p>https://papers.ssrn.com/sol3/papers.cfm?abstract_id=26657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table:formula="of:=(0.39+0.54)/2" office:value-type="float" office:value="0.465" calcext:value-type="float">
            <text:p>0.465</text:p>
          </table:table-cell>
          <table:table-cell office:value-type="string" calcext:value-type="string">
            <text:p>tCO2/MWh</text:p>
          </table:table-cell>
          <table:table-cell office:value-type="string" calcext:value-type="string">
            <text:p>IEA 2020: 0.16-0.22 Mtoe/MtCO2. At 1Mtoe=11.63MWh, that's 1.9-2.6MWh/tCO2. Or 0.39-0.54 tCO2/MWh. Take mean.</text:p>
          </table:table-cell>
          <table:table-cell office:value-type="string" calcext:value-type="string">
            <text:p>https://www.iea.org/reports/direct-air-cap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formula="of:=(0.39+0.54)/2" office:value-type="float" office:value="0.465" calcext:value-type="float">
            <text:p>0.465</text:p>
          </table:table-cell>
          <table:table-cell office:value-type="string" calcext:value-type="string">
            <text:p>tCO2/MWh</text:p>
          </table:table-cell>
          <table:table-cell office:value-type="string" calcext:value-type="string">
            <text:p>IEA 2020: 0.16-0.22 Mtoe/MtCO2. At 1Mtoe=11.63MWh, that's 1.9-2.6MWh/tCO2. Or 0.39-0.54 tCO2/MWh. Take mean.</text:p>
          </table:table-cell>
          <table:table-cell office:value-type="string" calcext:value-type="string">
            <text:p>https://www.iea.org/reports/direct-air-cap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(0.39+0.54)/2" office:value-type="float" office:value="0.465" calcext:value-type="float">
            <text:p>0.465</text:p>
          </table:table-cell>
          <table:table-cell office:value-type="string" calcext:value-type="string">
            <text:p>tCO2/MWh</text:p>
          </table:table-cell>
          <table:table-cell office:value-type="string" calcext:value-type="string">
            <text:p>IEA 2020: 0.16-0.22 Mtoe/MtCO2. At 1Mtoe=11.63MWh, that's 1.9-2.6MWh/tCO2. Or 0.39-0.54 tCO2/MWh. Take mean.</text:p>
          </table:table-cell>
          <table:table-cell office:value-type="string" calcext:value-type="string">
            <text:p>https://www.iea.org/reports/direct-air-cap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48/66" office:value-type="float" office:value="0.727272727272727" calcext:value-type="float">
            <text:p>0.727272727272727</text:p>
          </table:table-cell>
          <table:table-cell office:value-type="string" calcext:value-type="string">
            <text:p>EUR/tCO2</text:p>
          </table:table-cell>
          <table:table-cell office:value-type="string" calcext:value-type="string">
            <text:p>ZEP 2011, Case 4 (offshore, disused oil/gas field), medium, CAPEX €48M for 66 MtCO2 capacity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46]" office:value-type="float" office:value="0.727272727272727" calcext:value-type="float">
            <text:p>0.727272727272727</text:p>
          </table:table-cell>
          <table:table-cell office:value-type="string" calcext:value-type="string">
            <text:p>EUR/tCO2</text:p>
          </table:table-cell>
          <table:table-cell office:value-type="string" calcext:value-type="string">
            <text:p>ZEP 2011, Case 4 (offshore, disused oil/gas field), medium, CAPEX €48M for 66 MtCO2 capacity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46]" office:value-type="float" office:value="0.727272727272727" calcext:value-type="float">
            <text:p>0.727272727272727</text:p>
          </table:table-cell>
          <table:table-cell office:value-type="string" calcext:value-type="string">
            <text:p>EUR/tCO2</text:p>
          </table:table-cell>
          <table:table-cell office:value-type="string" calcext:value-type="string">
            <text:p>ZEP 2011, Case 4 (offshore, disused oil/gas field), medium, CAPEX €48M for 66 MtCO2 capacity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ZEP 2011, Case 4 (offshore, disused oil/gas field), medium scenario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table:formula="of:=[.D149]"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ZEP 2011, Case 4 (offshore, disused oil/gas field), medium scenario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table:formula="of:=[.D150]"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ZEP 2011, Case 4 (offshore, disused oil/gas field), medium scenario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hristensen, &amp; Petrenko, 2017, s. 3.2 (p. 10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hristensen, &amp; Petrenko, 2017, s. 3.2 (p. 10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hristensen, &amp; Petrenko, 2017, s. 3.2 (p. 10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style-name="ce7" table:formula="of:=(6500/5)*[.D158]" office:value-type="float" office:value="949" calcext:value-type="float">
            <text:p>949</text:p>
          </table:table-cell>
          <table:table-cell office:value-type="string" calcext:value-type="string">
            <text:p>€/kW</text:p>
          </table:table-cell>
          <table:table-cell office:value-type="string" calcext:value-type="string">
            <text:p>Christensen, &amp; Petrenko, 2017, Table 3.4, M€6.5/(5MW fuel output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style-name="ce7" table:formula="of:=[.D155]" office:value-type="float" office:value="949" calcext:value-type="float">
            <text:p>949</text:p>
          </table:table-cell>
          <table:table-cell office:value-type="string" calcext:value-type="string">
            <text:p>€/kW</text:p>
          </table:table-cell>
          <table:table-cell office:value-type="string" calcext:value-type="string">
            <text:p>Christensen, &amp; Petrenko, 2017, Table 3.4, M€6.5/(5MW fuel output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style-name="ce7" table:formula="of:=[.D156]" office:value-type="float" office:value="949" calcext:value-type="float">
            <text:p>949</text:p>
          </table:table-cell>
          <table:table-cell office:value-type="string" calcext:value-type="string">
            <text:p>€/kW</text:p>
          </table:table-cell>
          <table:table-cell office:value-type="string" calcext:value-type="string">
            <text:p>Christensen, &amp; Petrenko, 2017, Table 3.4, M€6.5/(5MW fuel output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hristensen, &amp; Petrenko, 2017, Table 3.2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hristensen, &amp; Petrenko, 2017, Table 3.3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hristensen, &amp; Petrenko, 2017, Table 3.4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C capital co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formula="of:=365*24" office:value-type="float" office:value="8760" calcext:value-type="float">
            <text:p>8760</text:p>
          </table:table-cell>
          <table:table-cell office:value-type="string" calcext:value-type="string">
            <text:p>hr/year</text:p>
          </table:table-cell>
          <table:table-cell/>
        </table:table-row>
        <table:table-row table:style-name="ro1">
          <table:table-cell table:formula="of:=[$SWIS.D143]" office:value-type="float" office:value="0.465" calcext:value-type="float">
            <text:p>0.465</text:p>
          </table:table-cell>
          <table:table-cell office:value-type="string" calcext:value-type="string">
            <text:p>tCO2/MWh</text:p>
          </table:table-cell>
          <table:table-cell/>
        </table:table-row>
        <table:table-row table:style-name="ro1">
          <table:table-cell table:formula="of:=[.A2]*[.A1]" office:value-type="float" office:value="4073.4" calcext:value-type="float">
            <text:p>4073.4</text:p>
          </table:table-cell>
          <table:table-cell office:value-type="string" calcext:value-type="string">
            <text:p>(tCO2/yr)/ (MW capacity)</text:p>
          </table:table-cell>
          <table:table-cell/>
        </table:table-row>
        <table:table-row table:style-name="ro1">
          <table:table-cell table:style-name="ce15" office:value-type="float" office:value="1500000000" calcext:value-type="float">
            <text:p>1.50E+09</text:p>
          </table:table-cell>
          <table:table-cell office:value-type="string" calcext:value-type="string">
            <text:p>USD/(MtCO2/yr) capacity</text:p>
          </table:table-cell>
          <table:table-cell table:formula="of:=[$SWIS.F140]" office:value-type="string" office:string-value="Broem et al 2015, Figure 3.  ~US$1.5T for a 1 MtCO2/yr (at 100% capacity factor). Combine with efficiency to get US$/kW" calcext:value-type="string">
            <text:p>Broem et al 2015, Figure 3. <text:s/>~US$1.5T for a 1 MtCO2/yr (at 100% capacity factor). Combine with efficiency to get US$/kW</text:p>
          </table:table-cell>
        </table:table-row>
        <table:table-row table:style-name="ro1">
          <table:table-cell table:formula="of:=[.A4]/1000000" office:value-type="float" office:value="1500" calcext:value-type="float">
            <text:p>1500</text:p>
          </table:table-cell>
          <table:table-cell office:value-type="string" calcext:value-type="string">
            <text:p>USD/(tCO2/yr) capacity</text:p>
          </table:table-cell>
          <table:table-cell/>
        </table:table-row>
        <table:table-row table:style-name="ro1">
          <table:table-cell table:formula="of:=[.A5]*[.A3]" office:value-type="float" office:value="6110100" calcext:value-type="float">
            <text:p>6110100</text:p>
          </table:table-cell>
          <table:table-cell office:value-type="string" calcext:value-type="string">
            <text:p>USD/MW</text:p>
          </table:table-cell>
          <table:table-cell/>
        </table:table-row>
        <table:table-row table:style-name="ro1">
          <table:table-cell table:formula="of:=[.A6]/1000" office:value-type="float" office:value="6110.1" calcext:value-type="float">
            <text:p>6110.1</text:p>
          </table:table-cell>
          <table:table-cell office:value-type="string" calcext:value-type="string">
            <text:p>USD/kW</text:p>
          </table:table-cell>
          <table:table-cell/>
        </table:table-row>
      </table:table>
      <table:table table:name="Aircraft capital cost" table:style-name="ta1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formula="of:=365*24" office:value-type="float" office:value="8760" calcext:value-type="float">
            <text:p>8760</text:p>
          </table:table-cell>
          <table:table-cell office:value-type="string" calcext:value-type="string">
            <text:p>hr/year</text:p>
          </table:table-cell>
          <table:table-cell/>
        </table:table-row>
        <table:table-row table:style-name="ro1">
          <table:table-cell office:value-type="float" office:value="0.2778" calcext:value-type="float">
            <text:p>0.2778</text:p>
          </table:table-cell>
          <table:table-cell office:value-type="string" calcext:value-type="string">
            <text:p>MWh/GJ</text:p>
          </table:table-cell>
          <table:table-cell office:value-type="string" calcext:value-type="string">
            <text:p>https://www.seai.ie/data-and-insights/seai-statistics/conversion-factors/</text:p>
          </table:table-cell>
        </table:table-row>
        <table:table-row table:style-name="ro1">
          <table:table-cell table:formula="of:=[.A2]/1000" office:value-type="float" office:value="0.0002778" calcext:value-type="float">
            <text:p>0.0002778</text:p>
          </table:table-cell>
          <table:table-cell office:value-type="string" calcext:value-type="string">
            <text:p>MWh/MJ</text:p>
          </table:table-cell>
          <table:table-cell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MJ/t(jet fuel)</text:p>
          </table:table-cell>
          <table:table-cell office:value-type="string" calcext:value-type="string">
            <text:p>https://www.seai.ie/data-and-insights/seai-statistics/conversion-factors/</text:p>
          </table:table-cell>
        </table:table-row>
        <table:table-row table:style-name="ro1">
          <table:table-cell table:formula="of:=[.A4]*[.A3]" office:value-type="float" office:value="12.2232" calcext:value-type="float">
            <text:p>12.2232</text:p>
          </table:table-cell>
          <table:table-cell office:value-type="string" calcext:value-type="string">
            <text:p>MWh/t(jet fuel)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A330-300 fuel consumption kg/h</text:p>
          </table:table-cell>
          <table:table-cell office:value-type="string" calcext:value-type="string">
            <text:p>https://alliknowaviation.com/2019/12/14/fuel-consumption-aircraft/</text:p>
          </table:table-cell>
        </table:table-row>
        <table:table-row table:style-name="ro1">
          <table:table-cell table:formula="of:=[.A6]/1000" office:value-type="float" office:value="5.7" calcext:value-type="float">
            <text:p>5.7</text:p>
          </table:table-cell>
          <table:table-cell office:value-type="string" calcext:value-type="string">
            <text:p>A330-300 fuel consumption t/h</text:p>
          </table:table-cell>
          <table:table-cell/>
        </table:table-row>
        <table:table-row table:style-name="ro1">
          <table:table-cell table:formula="of:=[.A7]*[.A5]" office:value-type="float" office:value="69.67224" calcext:value-type="float">
            <text:p>69.67224</text:p>
          </table:table-cell>
          <table:table-cell office:value-type="string" calcext:value-type="string">
            <text:p>A330-300 fuel consumption MW</text:p>
          </table:table-cell>
          <table:table-cell/>
        </table:table-row>
        <table:table-row table:style-name="ro1">
          <table:table-cell table:style-name="ce15" office:value-type="float" office:value="264200000" calcext:value-type="float">
            <text:p>2.64E+08</text:p>
          </table:table-cell>
          <table:table-cell office:value-type="string" calcext:value-type="string">
            <text:p>A330-300 capital cost USD</text:p>
          </table:table-cell>
          <table:table-cell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string" calcext:value-type="string">
            <text:p>Average daily airborne hours, widebody, 2019</text:p>
          </table:table-cell>
          <table:table-cell office:value-type="string" calcext:value-type="string">
            <text:p>http://web.mit.edu/airlinedata/www/2019%2012%20Month%20Documents/Aircraft%20and%20Related/Widebody/Average%20Daily%20Airborne%20Hours%20of%20Total%20Widebody%20Fleet.htm</text:p>
          </table:table-cell>
        </table:table-row>
        <table:table-row table:style-name="ro1">
          <table:table-cell table:formula="of:=[.A10]/24" office:value-type="float" office:value="0.52" calcext:value-type="float">
            <text:p>0.52</text:p>
          </table:table-cell>
          <table:table-cell office:value-type="string" calcext:value-type="string">
            <text:p>Capacity factor</text:p>
          </table:table-cell>
          <table:table-cell/>
        </table:table-row>
        <table:table-row table:style-name="ro1">
          <table:table-cell table:formula="of:=ROUND([.A9]/([.A8]*[.A11]*1000))" office:value-type="float" office:value="7292" calcext:value-type="float">
            <text:p>7292</text:p>
          </table:table-cell>
          <table:table-cell office:value-type="string" calcext:value-type="string">
            <text:p>A330-300 airborne capital cost USD/k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4:36:32.247860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1T16:28:46.121290992</dc:date>
    <meta:editing-duration>P2DT5H13M46S</meta:editing-duration>
    <meta:editing-cycles>27</meta:editing-cycles>
    <meta:generator>LibreOffice/6.0.7.3$Linux_X86_64 LibreOffice_project/00m0$Build-3</meta:generator>
    <dc:creator>Barry McMullin</dc:creator>
    <meta:document-statistic meta:table-count="3" meta:cell-count="1104" meta:object-count="0"/>
  </office:meta>
</office:document-meta>
</file>